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Cantarell Extra Bold" svg:font-family="'Cantarell Extra Bold'" style:font-pitch="variable"/>
    <style:font-face style:name="Keraleeyam" svg:font-family="Keraleeyam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 Extra Bold" fo:font-size="18pt" officeooo:rsid="0001ade0" officeooo:paragraph-rsid="0001ade0" style:font-size-asian="15.75pt" style:font-size-complex="18pt"/>
    </style:style>
    <style:style style:name="P2" style:family="paragraph" style:parent-style-name="Standard">
      <style:text-properties style:font-name="Cantarell Extra Bold" fo:font-size="13pt" officeooo:rsid="0001ade0" officeooo:paragraph-rsid="0001ade0" style:font-size-asian="11.3500003814697pt" style:font-size-complex="13pt"/>
    </style:style>
    <style:style style:name="P3" style:family="paragraph" style:parent-style-name="Standard">
      <style:text-properties style:font-name="Liberation Sans1" fo:font-size="14pt" officeooo:rsid="0001ade0" officeooo:paragraph-rsid="0001ade0" style:font-size-asian="12.25pt" style:font-size-complex="14pt"/>
    </style:style>
    <style:style style:name="P4" style:family="paragraph" style:parent-style-name="Standard">
      <style:text-properties style:font-name="Liberation Sans1" fo:font-size="14pt" fo:font-style="italic" officeooo:rsid="0001ade0" officeooo:paragraph-rsid="0001ade0" style:font-size-asian="12.25pt" style:font-style-asian="italic" style:font-size-complex="14pt" style:font-style-complex="italic"/>
    </style:style>
    <style:style style:name="P5" style:family="paragraph" style:parent-style-name="Standard">
      <style:text-properties style:font-name="Liberation Sans1" fo:font-size="12pt" fo:font-style="italic" officeooo:rsid="0001ade0" officeooo:paragraph-rsid="0001ade0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Keraleeyam" fo:font-size="22pt" fo:font-style="normal" officeooo:rsid="0001ade0" officeooo:paragraph-rsid="0001ade0" style:font-size-asian="19.25pt" style:font-style-asian="normal" style:font-size-complex="2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ial Recognization with Opencv</text:p>
      <text:p text:style-name="P2">With Database with Mysqlite</text:p>
      <text:p text:style-name="P2"/>
      <text:p text:style-name="P3">The following Code is written in Python3.7</text:p>
      <text:p text:style-name="P3">There are three files :</text:p>
      <text:p text:style-name="P3">1. Detector.py</text:p>
      <text:p text:style-name="P3">2.Trainer.py</text:p>
      <text:p text:style-name="P3">3. Face_Recognize.py</text:p>
      <text:p text:style-name="P3"/>
      <text:p text:style-name="P3">In the terminal paste the command:</text:p>
      <text:p text:style-name="P3"/>
      <text:p text:style-name="P5">git clone <text:a xlink:type="simple" xlink:href="https://github.com/ayushmankumar7/Face_Recognization_OpenCV.git" text:style-name="Internet_20_link" text:visited-style-name="Visited_20_Internet_20_Link">https://github.com/ayushmankumar7/Face_Recognization_OpenCV.git</text:a></text:p>
      <text:p text:style-name="P5"/>
      <text:p text:style-name="P4">and then execute the Python (.py) files in order </text:p>
      <text:p text:style-name="P4">1. Detector.py 2. Trainer.py 3.Face_Recognize.py</text:p>
      <text:p text:style-name="P4"/>
      <text:p text:style-name="P6">As you run “ Detector.py”, your face will be recognized and the images of you face will be stored in “/database” folder.</text:p>
      <text:p text:style-name="P6"/>
      <text:p text:style-name="P6"># i must suggest you delete the initial pictures in that folder</text:p>
      <text:p text:style-name="P6"/>
      <text:p text:style-name="P6">Then run Trainer.py</text:p>
      <text:p text:style-name="P6"/>
      <text:p text:style-name="P6">and finally Face_Recognize.py</text:p>
      <text:p text:style-name="P6"/>
      <text:p text:style-name="P6">Enjoy!!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Cantarell Extra Bold" svg:font-family="'Cantarell Extra Bold'" style:font-pitch="variable"/>
    <style:font-face style:name="Keraleeyam" svg:font-family="Keraleeyam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0:09:37.116237456</meta:creation-date>
    <dc:date>2019-03-02T10:19:19.673615846</dc:date>
    <meta:editing-duration>PT9M46S</meta:editing-duration>
    <meta:editing-cycles>1</meta:editing-cycles>
    <meta:document-statistic meta:table-count="0" meta:image-count="0" meta:object-count="0" meta:page-count="1" meta:paragraph-count="16" meta:word-count="89" meta:character-count="612" meta:non-whitespace-character-count="538"/>
    <meta:generator>LibreOffice/6.1.4.2$Linux_X86_64 LibreOffice_project/10$Build-2</meta:generator>
  </office:meta>
</office:document-meta>
</file>